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d60" officeooo:paragraph-rsid="00005d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cumentación de Juego Medieval</text:p>
      <text:p text:style-name="P1"/>
      <text:p text:style-name="P1">Esto es una prueba para practicar con g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3-23T18:44:14.650000000</dc:date>
    <meta:editing-duration>PT39S</meta:editing-duration>
    <meta:editing-cycles>1</meta:editing-cycles>
    <meta:document-statistic meta:table-count="0" meta:image-count="0" meta:object-count="0" meta:page-count="1" meta:paragraph-count="2" meta:word-count="12" meta:character-count="72" meta:non-whitespace-character-count="62"/>
  </office:meta>
</office:document-meta>
</file>